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ktische Analyse:</text:p>
      <text:p text:style-name="P1"><text:span text:style-name="T1"/></text:p>
      <text:p text:style-name="P1"><text:span text:style-name="T1">Takrische Information</text:span></text:p>
      <text:p text:style-name="P1"><text:span text:style-name="T1"><text:tab/>-Bestimmte Möglichkeiten und Bestimmte Ziele</text:span></text:p>
      <text:p text:style-name="P1"><text:span text:style-name="T1"><text:tab/>-Woher kommt die Information?</text:span></text:p>
      <text:p text:style-name="P1"><text:span text:style-name="T1"><text:tab/>-Grobes Raster für Abstraktionen von Info</text:span></text:p>
      <text:p text:style-name="P1"><text:span text:style-name="T1"><text:tab/>-Eigenschaft der Zelle</text:span></text:p>
      <text:p text:style-name="P1"><text:span text:style-name="T1"><text:tab/><text:tab/>-Beeinflusst durch die Viecher in der Zelle</text:span></text:p>
      <text:p text:style-name="P1"><text:span text:style-name="T1"><text:tab/><text:tab/>-Falls gefahr, vielleicht auch Zellen neben Zelle mit hoher Gefahr gefährlich</text:span></text:p>
      <text:p text:style-name="P1"><text:span text:style-name="T1"><text:tab/><text:tab/>→ Wenn Zellen wie Pixel in Bild</text:span></text:p>
      <text:p text:style-name="P1"><text:span text:style-name="T1"><text:tab/><text:tab/>→ Gauscher Weichzeichner → Werte übertragen auf Nachbarzellen</text:span></text:p>
      <text:p text:style-name="P1"><text:span text:style-name="T1"><text:tab/><text:tab/>-Rechenaufwändig → nur Bei Einheiten Weichzeichn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3:20:41.59</meta:creation-date>
    <dc:date>2014-05-28T13:36:49.85</dc:date>
    <meta:editing-duration>PT16M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61" meta:character-count="451"/>
  </office:meta>
</office:document-meta>
</file>